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Web Crawler Design</text:p>
      <text:p text:style-name="P1"/>
      <text:p text:style-name="P1"/>
      <text:p text:style-name="P1"/>
      <text:p text:style-name="P1"/>
      <text:p text:style-name="P1"/>
      <text:p text:style-name="P1"/>
      <text:p text:style-name="P1"/>
      <text:p text:style-name="P1"/>
      <text:p text:style-name="P1"/>
      <text:p text:style-name="P1">CS 240</text:p>
      <text:p text:style-name="P1"/>
      <text:p text:style-name="P1">Yuanzheng So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Algorithms</text:p>
      <text:p text:style-name="P3"/>
      <text:p text:style-name="P4">The main program will start from the WebCrawler class. In this class the start url will be recorded as one of private variable and it will be passed to HTTPInputStream for downloading the web page contents, and also will be used directly for xml output. Main word index tree pointer will be created, but it will not be passed to PageReader ( a class is used to read each page) for word index tree build. Because considering the quick searching, I decide to let each PageReader class create its own wordindex tree and return back to WebCrawler, therefore Webcrawler just update its word index tree by either create a new word index node or add the Page to the page link in the existed word index node. It could reduce the times of searching. Each <text:s/>visited Web page's URL will be recorded into the URLHistory tree for future comparasion so that could avoid repeat crawling the visited pages. WebCrawler also pass the pointer of URLLinkTree to PageReader for recording the link urls in the current page. <text:s/>All above steps will be in a loop. This loop will be stopped when the URLLinkTree is empty. Finally, WebCrawler will pass word index tree to Xml object for writing all words into Xml file.</text:p>
      <text:p text:style-name="P4"/>
      <text:p text:style-name="P4">HTML parser is done by URL class. The URL class does not only record the url string but also invoke the URL filter to parse the url. The URL filter will check if current url has both the supported HTML suffix and base url prefix.</text:p>
      <text:p text:style-name="P4"/>
      <text:p text:style-name="P4">XML output generation is accomplished by Xml class. The start page url point, Wordindex tree root pointer and URLHistoryTree Pointer will be pass to the constructor of Xml class so that Xml <text:s/>methods can access those data directly. There are xml format functions to add the certain tab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uanzheng </meta:initial-creator>
    <meta:creation-date>2010-07-16T08:07:07</meta:creation-date>
    <dc:date>2010-07-16T08:40:11</dc:date>
    <dc:creator>Yuanzheng </dc:creator>
    <meta:editing-duration>PT00H33M05S</meta:editing-duration>
    <meta:editing-cycles>8</meta:editing-cycles>
    <meta:generator>OpenOffice.org/3.2$Linux OpenOffice.org_project/320m12$Build-9483</meta:generator>
    <meta:document-statistic meta:table-count="0" meta:image-count="0" meta:object-count="0" meta:page-count="2" meta:paragraph-count="7" meta:word-count="312" meta:character-count="1753"/>
  </office:meta>
</office:document-meta>
</file>